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0" style:family="paragraph">
      <style:paragraph-properties fo:break-before="page"/>
    </style:style>
    <style:style style:name="P2" style:parent-style-name="Heading1"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Heading1" style:family="paragraph">
      <style:text-properties fo:language="en" fo:country="US"/>
    </style:style>
    <style:style style:name="TableColumn7" style:family="table-column">
      <style:table-column-properties style:column-width="1.4756in"/>
    </style:style>
    <style:style style:name="TableColumn8" style:family="table-column">
      <style:table-column-properties style:column-width="1.4055in"/>
    </style:style>
    <style:style style:name="Table6" style:family="table">
      <style:table-properties style:width="2.8812in" fo:margin-left="0in" table:align="left"/>
    </style:style>
    <style:style style:name="TableRow9" style:family="table-row">
      <style:table-row-properties/>
    </style:style>
    <style:style style:name="TableCell10" style:family="table-cell">
      <style:table-cell-properties fo:border="0.0069in solid #000000" style:writing-mode="lr-tb" fo:padding-top="0in" fo:padding-left="0.075in" fo:padding-bottom="0in" fo:padding-right="0.075in"/>
    </style:style>
    <style:style style:name="P11" style:parent-style-name="Normal" style:family="paragraph">
      <style:paragraph-properties fo:text-align="center" fo:margin-bottom="0in" fo:line-height="100%"/>
      <style:text-properties fo:font-weight="bold" style:font-weight-asian="bold" style:font-weight-complex="bold" fo:language="en" fo:country="U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text-align="center" fo:margin-bottom="0in" fo:line-height="100%"/>
      <style:text-properties fo:font-weight="bold" style:font-weight-asian="bold" style:font-weight-complex="bold" fo:language="en" fo:country="US"/>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paragraph-properties fo:text-align="center" fo:margin-bottom="0in" fo:line-height="100%"/>
      <style:text-properties fo:language="en" fo:country="US"/>
    </style:style>
    <style:style style:name="TableCell17" style:family="table-cell">
      <style:table-cell-properties fo:border="0.0069in solid #000000" style:writing-mode="lr-tb" fo:padding-top="0in" fo:padding-left="0.075in" fo:padding-bottom="0in" fo:padding-right="0.075in"/>
    </style:style>
    <style:style style:name="P18" style:parent-style-name="Normal" style:family="paragraph">
      <style:paragraph-properties fo:text-align="center" fo:margin-bottom="0in" fo:line-height="100%"/>
      <style:text-properties fo:language="en" fo:country="US"/>
    </style:style>
    <style:style style:name="TableRow19" style:family="table-row">
      <style:table-row-properties/>
    </style:style>
    <style:style style:name="TableCell20" style:family="table-cell">
      <style:table-cell-properties fo:border="0.0069in solid #000000" style:writing-mode="lr-tb" fo:padding-top="0in" fo:padding-left="0.075in" fo:padding-bottom="0in" fo:padding-right="0.075in"/>
    </style:style>
    <style:style style:name="P21" style:parent-style-name="Normal" style:family="paragraph">
      <style:paragraph-properties fo:text-align="center" fo:margin-bottom="0in" fo:line-height="100%"/>
      <style:text-properties fo:language="en" fo:country="US"/>
    </style:style>
    <style:style style:name="TableCell22" style:family="table-cell">
      <style:table-cell-properties fo:border="0.0069in solid #000000" style:writing-mode="lr-tb" fo:padding-top="0in" fo:padding-left="0.075in" fo:padding-bottom="0in" fo:padding-right="0.075in"/>
    </style:style>
    <style:style style:name="P23" style:parent-style-name="Normal" style:family="paragraph">
      <style:paragraph-properties fo:text-align="center" fo:margin-bottom="0in" fo:line-height="100%"/>
      <style:text-properties fo:language="en" fo:country="US"/>
    </style:style>
    <style:style style:name="TableRow24" style:family="table-row">
      <style:table-row-properties/>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text-align="center" fo:margin-bottom="0in" fo:line-height="100%"/>
      <style:text-properties fo:language="en" fo:country="US"/>
    </style:style>
    <style:style style:name="TableCell27" style:family="table-cell">
      <style:table-cell-properties fo:border="0.0069in solid #000000" style:writing-mode="lr-tb" fo:padding-top="0in" fo:padding-left="0.075in" fo:padding-bottom="0in" fo:padding-right="0.075in"/>
    </style:style>
    <style:style style:name="P28" style:parent-style-name="Normal" style:family="paragraph">
      <style:paragraph-properties fo:text-align="center" fo:margin-bottom="0in" fo:line-height="100%"/>
      <style:text-properties fo:language="en" fo:country="US"/>
    </style:style>
    <style:style style:name="TableRow29" style:family="table-row">
      <style:table-row-properties/>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fo:line-height="100%"/>
      <style:text-properties fo:language="en" fo:country="US"/>
    </style:style>
    <style:style style:name="TableCell32" style:family="table-cell">
      <style:table-cell-properties fo:border="0.0069in solid #000000" style:writing-mode="lr-tb" fo:padding-top="0in" fo:padding-left="0.075in" fo:padding-bottom="0in" fo:padding-right="0.075in"/>
    </style:style>
    <style:style style:name="P33" style:parent-style-name="Normal" style:family="paragraph">
      <style:paragraph-properties fo:text-align="center" fo:margin-bottom="0in" fo:line-height="100%"/>
      <style:text-properties fo:language="en" fo:country="US"/>
    </style:style>
    <style:style style:name="TableRow34" style:family="table-row">
      <style:table-row-properties/>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fo:line-height="100%"/>
      <style:text-properties fo:language="en" fo:country="US"/>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fo:line-height="100%"/>
      <style:text-properties fo:language="en" fo:country="US"/>
    </style:style>
    <style:style style:name="TableRow39" style:family="table-row">
      <style:table-row-properties/>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text-align="center" fo:margin-bottom="0in" fo:line-height="100%"/>
      <style:text-properties fo:language="en" fo:country="US"/>
    </style:style>
    <style:style style:name="TableCell42" style:family="table-cell">
      <style:table-cell-properties fo:border="0.0069in solid #000000" style:writing-mode="lr-tb" fo:padding-top="0in" fo:padding-left="0.075in" fo:padding-bottom="0in" fo:padding-right="0.075in"/>
    </style:style>
    <style:style style:name="P43" style:parent-style-name="Normal" style:family="paragraph">
      <style:paragraph-properties fo:text-align="center" fo:margin-bottom="0in" fo:line-height="100%"/>
      <style:text-properties fo:language="en" fo:country="US"/>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text-align="center" fo:margin-bottom="0in" fo:line-height="100%"/>
      <style:text-properties fo:language="en" fo:country="US"/>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text-align="center" fo:margin-bottom="0in" fo:line-height="100%"/>
      <style:text-properties fo:language="en" fo:country="US"/>
    </style:style>
    <style:style style:name="P49" style:parent-style-name="Normal" style:family="paragraph">
      <style:text-properties fo:language="en" fo:country="US"/>
    </style:style>
    <style:style style:name="P50" style:parent-style-name="Heading1" style:family="paragraph">
      <style:text-properties fo:language="en" fo:country="US"/>
    </style:style>
    <style:style style:name="T51" style:parent-style-name="DefaultParagraphFont" style:family="text">
      <style:text-properties fo:language="en" fo:country="US"/>
    </style:style>
    <style:style style:name="T52" style:parent-style-name="DefaultParagraphFont" style:family="text">
      <style:text-properties fo:language="en" fo:country="US"/>
    </style:style>
    <style:style style:name="T53" style:parent-style-name="DefaultParagraphFont" style:family="text">
      <style:text-properties fo:language="en" fo:country="US"/>
    </style:style>
    <style:style style:name="T54" style:parent-style-name="DefaultParagraphFont" style:family="text">
      <style:text-properties fo:language="en" fo:country="US"/>
    </style:style>
    <style:style style:name="T55" style:parent-style-name="DefaultParagraphFont" style:family="text">
      <style:text-properties fo:language="en" fo:country="US"/>
    </style:style>
    <style:style style:name="T56" style:parent-style-name="DefaultParagraphFont" style:family="text">
      <style:text-properties fo:language="en" fo:country="US"/>
    </style:style>
    <style:style style:name="T57" style:parent-style-name="DefaultParagraphFont" style:family="text">
      <style:text-properties fo:language="en" fo:country="US"/>
    </style:style>
    <style:style style:name="T58" style:parent-style-name="DefaultParagraphFont" style:family="text">
      <style:text-properties fo:language="en" fo:country="US"/>
    </style:style>
    <style:style style:name="T59" style:parent-style-name="DefaultParagraphFont" style:family="text">
      <style:text-properties fo:language="en" fo:country="US"/>
    </style:style>
    <style:style style:name="T60" style:parent-style-name="DefaultParagraphFont" style:family="text">
      <style:text-properties fo:language="en" fo:country="US"/>
    </style:style>
    <style:style style:name="T61" style:parent-style-name="DefaultParagraphFont" style:family="text">
      <style:text-properties fo:language="en" fo:country="US"/>
    </style:style>
    <style:style style:name="T62" style:parent-style-name="DefaultParagraphFont" style:family="text">
      <style:text-properties fo:language="en" fo:country="US"/>
    </style:style>
    <style:style style:name="T63" style:parent-style-name="DefaultParagraphFont" style:family="text">
      <style:text-properties fo:language="en" fo:country="US"/>
    </style:style>
    <style:style style:name="T64" style:parent-style-name="DefaultParagraphFont" style:family="text">
      <style:text-properties fo:language="en" fo:country="US"/>
    </style:style>
    <style:style style:name="T65" style:parent-style-name="DefaultParagraphFont" style:family="text">
      <style:text-properties fo:language="en" fo:country="US"/>
    </style:style>
    <style:style style:name="T66" style:parent-style-name="DefaultParagraphFont" style:family="text">
      <style:text-properties fo:language="en" fo:country="US"/>
    </style:style>
    <style:style style:name="T67" style:parent-style-name="DefaultParagraphFont" style:family="text">
      <style:text-properties fo:language="en" fo:country="US"/>
    </style:style>
    <style:style style:name="T68" style:parent-style-name="DefaultParagraphFont" style:family="text">
      <style:text-properties fo:language="en" fo:country="US"/>
    </style:style>
    <style:style style:name="T69" style:parent-style-name="DefaultParagraphFont" style:family="text">
      <style:text-properties fo:language="en" fo:country="US"/>
    </style:style>
    <style:style style:name="T70" style:parent-style-name="DefaultParagraphFont" style:family="text">
      <style:text-properties fo:language="en" fo:country="US"/>
    </style:style>
    <style:style style:name="P71" style:parent-style-name="Normal" style:family="paragraph">
      <style:text-properties fo:language="en" fo:country="US"/>
    </style:style>
    <style:style style:name="P72" style:parent-style-name="Heading2" style:family="paragraph">
      <style:text-properties fo:language="en" fo:country="US"/>
    </style:style>
    <style:style style:name="T73" style:parent-style-name="DefaultParagraphFont" style:family="text">
      <style:text-properties fo:language="en" fo:country="US"/>
    </style:style>
    <style:style style:name="T74" style:parent-style-name="DefaultParagraphFont" style:family="text">
      <style:text-properties fo:language="en" fo:country="US"/>
    </style:style>
    <style:style style:name="T75" style:parent-style-name="DefaultParagraphFont" style:family="text">
      <style:text-properties fo:language="en" fo:country="US"/>
    </style:style>
    <style:style style:name="T76" style:parent-style-name="DefaultParagraphFont" style:family="text">
      <style:text-properties fo:language="en" fo:country="US"/>
    </style:style>
    <style:style style:name="T77" style:parent-style-name="DefaultParagraphFont" style:family="text">
      <style:text-properties fo:language="en" fo:country="US"/>
    </style:style>
    <style:style style:name="T78" style:parent-style-name="DefaultParagraphFont" style:family="text">
      <style:text-properties fo:language="en" fo:country="US"/>
    </style:style>
    <style:style style:name="T79" style:parent-style-name="DefaultParagraphFont" style:family="text">
      <style:text-properties fo:language="en" fo:country="US"/>
    </style:style>
    <style:style style:name="T80" style:parent-style-name="DefaultParagraphFont" style:family="text">
      <style:text-properties fo:language="en" fo:country="US"/>
    </style:style>
    <style:style style:name="T81" style:parent-style-name="DefaultParagraphFont" style:family="text">
      <style:text-properties fo:language="en" fo:country="US"/>
    </style:style>
    <style:style style:name="T82" style:parent-style-name="DefaultParagraphFont" style:family="text">
      <style:text-properties fo:language="en" fo:country="US"/>
    </style:style>
    <style:style style:name="P83" style:parent-style-name="Normal" style:family="paragraph">
      <style:text-properties fo:language="en" fo:country="US"/>
    </style:style>
    <style:style style:name="T84" style:parent-style-name="DefaultParagraphFont" style:family="text">
      <style:text-properties fo:language="en" fo:country="US"/>
    </style:style>
    <style:style style:name="T85" style:parent-style-name="DefaultParagraphFont" style:family="text">
      <style:text-properties fo:language="en" fo:country="US"/>
    </style:style>
    <style:style style:name="T86" style:parent-style-name="DefaultParagraphFont" style:family="text">
      <style:text-properties fo:language="en" fo:country="US"/>
    </style:style>
    <style:style style:name="T87" style:parent-style-name="DefaultParagraphFont" style:family="text">
      <style:text-properties fo:language="en" fo:country="US"/>
    </style:style>
    <style:style style:name="T88" style:parent-style-name="DefaultParagraphFont" style:family="text">
      <style:text-properties fo:language="en" fo:country="US"/>
    </style:style>
    <style:style style:name="T89" style:parent-style-name="DefaultParagraphFont" style:family="text">
      <style:text-properties fo:language="en" fo:country="US"/>
    </style:style>
    <style:style style:name="T90" style:parent-style-name="DefaultParagraphFont" style:family="text">
      <style:text-properties fo:language="en" fo:country="US"/>
    </style:style>
    <style:style style:name="T91" style:parent-style-name="DefaultParagraphFont" style:family="text">
      <style:text-properties fo:language="en" fo:country="US"/>
    </style:style>
    <style:style style:name="T92" style:parent-style-name="DefaultParagraphFont" style:family="text">
      <style:text-properties fo:language="en" fo:country="US"/>
    </style:style>
    <style:style style:name="T93" style:parent-style-name="DefaultParagraphFont" style:family="text">
      <style:text-properties fo:language="en" fo:country="US"/>
    </style:style>
    <style:style style:name="P94" style:parent-style-name="Normal" style:family="paragraph">
      <style:text-properties fo:language="en" fo:country="US"/>
    </style:style>
    <style:style style:name="P95" style:parent-style-name="Heading2" style:family="paragraph">
      <style:text-properties fo:language="en" fo:country="US"/>
    </style:style>
    <style:style style:name="T96" style:parent-style-name="DefaultParagraphFont" style:family="text">
      <style:text-properties fo:language="en" fo:country="US"/>
    </style:style>
    <style:style style:name="T97" style:parent-style-name="DefaultParagraphFont" style:family="text">
      <style:text-properties fo:language="en" fo:country="US"/>
    </style:style>
    <style:style style:name="T98" style:parent-style-name="DefaultParagraphFont" style:family="text">
      <style:text-properties fo:language="en" fo:country="US"/>
    </style:style>
    <style:style style:name="T99" style:parent-style-name="DefaultParagraphFont" style:family="text">
      <style:text-properties fo:language="en" fo:country="US"/>
    </style:style>
    <style:style style:name="T100" style:parent-style-name="DefaultParagraphFont" style:family="text">
      <style:text-properties fo:language="en" fo:country="US"/>
    </style:style>
    <style:style style:name="P101" style:parent-style-name="Normal" style:family="paragraph">
      <style:text-properties fo:language="en" fo:country="US"/>
    </style:style>
    <style:style style:name="T102" style:parent-style-name="DefaultParagraphFont" style:family="text">
      <style:text-properties fo:language="en" fo:country="US"/>
    </style:style>
    <style:style style:name="T103" style:parent-style-name="DefaultParagraphFont" style:family="text">
      <style:text-properties fo:language="en" fo:country="US"/>
    </style:style>
    <style:style style:name="T104" style:parent-style-name="DefaultParagraphFont" style:family="text">
      <style:text-properties fo:language="en" fo:country="US"/>
    </style:style>
    <style:style style:name="T105" style:parent-style-name="DefaultParagraphFont" style:family="text">
      <style:text-properties fo:language="en" fo:country="US"/>
    </style:style>
    <style:style style:name="T106" style:parent-style-name="DefaultParagraphFont" style:family="text">
      <style:text-properties fo:language="en" fo:country="US"/>
    </style:style>
    <style:style style:name="T107" style:parent-style-name="DefaultParagraphFont" style:family="text">
      <style:text-properties fo:language="en" fo:country="US"/>
    </style:style>
    <style:style style:name="T108" style:parent-style-name="DefaultParagraphFont" style:family="text">
      <style:text-properties fo:language="en" fo:country="US"/>
    </style:style>
    <style:style style:name="T109" style:parent-style-name="DefaultParagraphFont" style:family="text">
      <style:text-properties fo:language="en" fo:country="US"/>
    </style:style>
    <style:style style:name="P110" style:parent-style-name="Heading2" style:family="paragraph">
      <style:text-properties fo:language="en" fo:country="US"/>
    </style:style>
    <style:style style:name="T111" style:parent-style-name="DefaultParagraphFont" style:family="text">
      <style:text-properties fo:language="en" fo:country="US"/>
    </style:style>
    <style:style style:name="T112" style:parent-style-name="DefaultParagraphFont" style:family="text">
      <style:text-properties fo:language="en" fo:country="US"/>
    </style:style>
    <style:style style:name="T113" style:parent-style-name="DefaultParagraphFont" style:family="text">
      <style:text-properties fo:language="en" fo:country="US"/>
    </style:style>
    <style:style style:name="T114" style:parent-style-name="DefaultParagraphFont" style:family="text">
      <style:text-properties fo:language="en" fo:country="US"/>
    </style:style>
    <style:style style:name="T115" style:parent-style-name="DefaultParagraphFont" style:family="text">
      <style:text-properties fo:language="en" fo:country="US"/>
    </style:style>
    <style:style style:name="T116" style:parent-style-name="DefaultParagraphFont" style:family="text">
      <style:text-properties fo:language="en" fo:country="US"/>
    </style:style>
    <style:style style:name="T117" style:parent-style-name="DefaultParagraphFont" style:family="text">
      <style:text-properties fo:language="en" fo:country="US"/>
    </style:style>
    <style:style style:name="T118" style:parent-style-name="DefaultParagraphFont" style:family="text">
      <style:text-properties fo:language="en" fo:country="US"/>
    </style:style>
    <style:style style:name="T119" style:parent-style-name="DefaultParagraphFont" style:family="text">
      <style:text-properties fo:language="en" fo:country="US"/>
    </style:style>
    <style:style style:name="T120" style:parent-style-name="DefaultParagraphFont" style:family="text">
      <style:text-properties fo:language="en" fo:country="US"/>
    </style:style>
    <style:style style:name="T121" style:parent-style-name="DefaultParagraphFont" style:family="text">
      <style:text-properties fo:language="en" fo:country="US"/>
    </style:style>
    <style:style style:name="P122" style:parent-style-name="Normal" style:family="paragraph">
      <style:text-properties fo:language="en" fo:country="US"/>
    </style:style>
    <style:style style:name="P123" style:parent-style-name="Normal" style:family="paragraph">
      <style:text-properties fo:language="en" fo:country="US"/>
    </style:style>
    <style:style style:name="P124" style:parent-style-name="Heading1" style:family="paragraph">
      <style:text-properties fo:language="en" fo:country="US"/>
    </style:style>
    <style:style style:name="P125" style:parent-style-name="Normal" style:family="paragraph">
      <style:text-properties fo:language="en" fo:country="US"/>
    </style:style>
    <style:style style:name="P126" style:parent-style-name="Normal" style:family="paragraph">
      <style:text-properties fo:language="en" fo:country="US"/>
    </style:style>
    <style:style style:name="P127" style:parent-style-name="Heading1" style:family="paragraph">
      <style:text-properties fo:language="en" fo:country="US"/>
    </style:style>
    <style:style style:name="P128" style:parent-style-name="Normal" style:family="paragraph">
      <style:text-properties fo:language="en" fo:country="US"/>
    </style:style>
    <style:style style:name="P129" style:parent-style-name="Normal" style:family="paragraph">
      <style:text-properties fo:language="en" fo:country="US"/>
    </style:style>
    <style:style style:name="P130" style:parent-style-name="Normal" style:family="paragraph">
      <style:text-properties fo:language="en" fo:country="US"/>
    </style:style>
    <style:style style:name="P131" style:parent-style-name="Heading2" style:family="paragraph">
      <style:text-properties fo:language="en" fo:country="US"/>
    </style:style>
    <style:style style:name="P132" style:parent-style-name="Normal" style:family="paragraph">
      <style:text-properties fo:language="en" fo:country="US"/>
    </style:style>
    <style:style style:name="T133" style:parent-style-name="DefaultParagraphFont" style:family="text">
      <style:text-properties fo:language="en" fo:country="US"/>
    </style:style>
    <style:style style:name="T134" style:parent-style-name="DefaultParagraphFont" style:family="text">
      <style:text-properties fo:font-style="italic" style:font-style-asian="italic" style:font-style-complex="italic" fo:language="en" fo:country="US"/>
    </style:style>
    <style:style style:name="T135" style:parent-style-name="DefaultParagraphFont" style:family="text">
      <style:text-properties fo:language="en" fo:country="US"/>
    </style:style>
    <style:style style:name="T136" style:parent-style-name="DefaultParagraphFont" style:family="text">
      <style:text-properties fo:language="en" fo:country="US"/>
    </style:style>
    <style:style style:name="T137" style:parent-style-name="DefaultParagraphFont" style:family="text">
      <style:text-properties fo:language="en" fo:country="US"/>
    </style:style>
    <style:style style:name="T138" style:parent-style-name="DefaultParagraphFont" style:family="text">
      <style:text-properties fo:font-style="italic" style:font-style-asian="italic" style:font-style-complex="italic" fo:language="en" fo:country="US"/>
    </style:style>
    <style:style style:name="T139" style:parent-style-name="DefaultParagraphFont" style:family="text">
      <style:text-properties fo:language="en" fo:country="US"/>
    </style:style>
    <style:style style:name="P140" style:parent-style-name="Normal" style:family="paragraph">
      <style:text-properties fo:language="en" fo:country="US"/>
    </style:style>
    <style:style style:name="P141" style:parent-style-name="Normal" style:family="paragraph">
      <style:text-properties fo:language="en" fo:country="US"/>
    </style:style>
    <style:style style:name="P142" style:parent-style-name="Normal" style:family="paragraph">
      <style:text-properties fo:language="en" fo:country="US"/>
    </style:style>
    <style:style style:name="P143" style:parent-style-name="Heading2" style:family="paragraph">
      <style:text-properties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Normal" style:family="paragraph">
      <style:text-properties fo:language="en" fo:country="US"/>
    </style:style>
    <style:style style:name="P148" style:parent-style-name="Normal" style:family="paragraph">
      <style:text-properties fo:language="en" fo:country="US"/>
    </style:style>
    <style:style style:name="P149" style:parent-style-name="Heading2" style:family="paragraph">
      <style:text-properties fo:language="en" fo:country="US"/>
    </style:style>
    <style:style style:name="P150" style:parent-style-name="ListParagraph" style:list-style-name="LFO1" style:family="paragraph">
      <style:text-properties fo:language="en" fo:country="US"/>
    </style:style>
    <style:style style:name="P151" style:parent-style-name="Heading2" style:family="paragraph">
      <style:text-properties fo:language="en" fo:country="US"/>
    </style:style>
    <style:style style:name="P152" style:parent-style-name="ListParagraph" style:list-style-name="LFO1" style:family="paragraph">
      <style:text-properties fo:language="en" fo:country="US"/>
    </style:style>
    <style:style style:name="P153" style:parent-style-name="ListParagraph" style:list-style-name="LFO1" style:family="paragraph">
      <style:text-properties fo:language="en" fo:country="US"/>
    </style:style>
    <style:style style:name="P154" style:parent-style-name="ListParagraph" style:list-style-name="LFO1" style:family="paragraph">
      <style:text-properties fo:language="en" fo:country="US"/>
    </style:style>
    <style:style style:name="P155" style:parent-style-name="ListParagraph" style:list-style-name="LFO1" style:family="paragraph">
      <style:text-properties fo:language="en" fo:country="US"/>
    </style:style>
    <style:style style:name="P156" style:parent-style-name="Heading1" style:family="paragraph">
      <style:text-properties fo:language="en" fo:country="US"/>
    </style:style>
    <style:style style:name="P157" style:parent-style-name="Normal" style:family="paragraph">
      <style:text-properties fo:language="en" fo:country="US"/>
    </style:style>
    <style:style style:name="T158" style:parent-style-name="DefaultParagraphFont" style:family="text">
      <style:text-properties fo:font-style="italic" style:font-style-asian="italic" style:font-style-complex="italic"/>
    </style:style>
    <style:style style:name="T159" style:parent-style-name="DefaultParagraphFont" style:family="text">
      <style:text-properties fo:font-style="italic" style:font-style-asian="italic" style:font-style-complex="italic"/>
    </style:style>
    <style:style style:name="T160" style:parent-style-name="DefaultParagraphFont" style:family="text">
      <style:text-properties fo:font-style="italic" style:font-style-asian="italic" style:font-style-complex="italic"/>
    </style:style>
    <style:style style:name="T161" style:parent-style-name="DefaultParagraphFont" style:family="text">
      <style:text-properties fo:font-style="italic" style:font-style-asian="italic" style:font-style-complex="italic"/>
    </style:style>
    <style:style style:name="T162" style:parent-style-name="DefaultParagraphFont" style:family="text">
      <style:text-properties fo:font-style="italic" style:font-style-asian="italic" style:font-style-complex="italic"/>
    </style:style>
    <style:style style:name="T163" style:parent-style-name="DefaultParagraphFont" style:family="text">
      <style:text-properties fo:font-style="italic" style:font-style-asian="italic" style:font-style-complex="italic"/>
    </style:style>
    <style:style style:name="T164" style:parent-style-name="DefaultParagraphFont" style:family="text">
      <style:text-properties fo:font-style="italic" style:font-style-asian="italic" style:font-style-complex="italic"/>
    </style:style>
    <style:style style:name="T165" style:parent-style-name="DefaultParagraphFont" style:family="text">
      <style:text-properties fo:font-style="italic" style:font-style-asian="italic" style:font-style-complex="italic"/>
    </style:style>
    <style:style style:name="T166" style:parent-style-name="DefaultParagraphFont" style:family="text">
      <style:text-properties fo:font-style="italic" style:font-style-asian="italic" style:font-style-complex="italic"/>
    </style:style>
    <style:style style:name="P167" style:parent-style-name="Normal" style:family="paragraph">
      <style:text-properties fo:language="en" fo:country="US"/>
    </style:style>
  </office:automatic-styles>
  <office:body>
    <office:text text:use-soft-page-breaks="true">
      <text:h text:style-name="P1" text:outline-level="1">Abstract</text:h>
      <text:p text:style-name="Normal">Placeholder</text:p>
      <text:h text:style-name="P2" text:outline-level="1">Introduction</text:h>
      <text:p text:style-name="P3">Natural Language Processing (NLP) is a broad and highly relevant area of data analytics. With recent advances is General Purpose Transformers (GPT) leading to the widespread dissemination of Large Language Models (LLMs) the use of more traditional techniques of NLP such as Entity Relation Extraction, Classification, Sentiment Analysis etc. have fallen out of the public consciousness. This is despite the fact that these techniques are as if not more effective for many use cases that the average user will encounter.</text:p>
      <text:p text:style-name="P4">Through this paper we aim to explore and demonstrate a number of techniques related to NLP and how to execute them using PySpark, a distributed computing system necessary for the implementation of these techniques at scale with Big Data.</text:p>
      <text:h text:style-name="P5" text:outline-level="1">Abbreviations and Acronyms</text:h>
      <table:table table:style-name="Table6">
        <table:table-columns>
          <table:table-column table:style-name="TableColumn7"/>
          <table:table-column table:style-name="TableColumn8"/>
        </table:table-columns>
        <table:table-row table:style-name="TableRow9">
          <table:table-cell table:style-name="TableCell10">
            <text:p text:style-name="P11">Abbreviation Or Acronym</text:p>
          </table:table-cell>
          <table:table-cell table:style-name="TableCell12">
            <text:p text:style-name="P13">Term</text:p>
          </table:table-cell>
        </table:table-row>
        <table:table-row table:style-name="TableRow14">
          <table:table-cell table:style-name="TableCell15">
            <text:p text:style-name="P16">NLP</text:p>
          </table:table-cell>
          <table:table-cell table:style-name="TableCell17">
            <text:p text:style-name="P18">Natural Language Processing</text:p>
          </table:table-cell>
        </table:table-row>
        <table:table-row table:style-name="TableRow19">
          <table:table-cell table:style-name="TableCell20">
            <text:p text:style-name="P21">GPT</text:p>
          </table:table-cell>
          <table:table-cell table:style-name="TableCell22">
            <text:p text:style-name="P23">General Purpose Transformer</text:p>
          </table:table-cell>
        </table:table-row>
        <table:table-row table:style-name="TableRow24">
          <table:table-cell table:style-name="TableCell25">
            <text:p text:style-name="P26">LLM</text:p>
          </table:table-cell>
          <table:table-cell table:style-name="TableCell27">
            <text:p text:style-name="P28">Large Language Model</text:p>
          </table:table-cell>
        </table:table-row>
        <table:table-row table:style-name="TableRow29">
          <table:table-cell table:style-name="TableCell30">
            <text:p text:style-name="P31">NER</text:p>
          </table:table-cell>
          <table:table-cell table:style-name="TableCell32">
            <text:p text:style-name="P33">Named Entity<text:s/>Recognition</text:p>
          </table:table-cell>
        </table:table-row>
        <table:table-row table:style-name="TableRow34">
          <table:table-cell table:style-name="TableCell35">
            <text:p text:style-name="P36">RE<text:s/></text:p>
          </table:table-cell>
          <table:table-cell table:style-name="TableCell37">
            <text:p text:style-name="P38">Relation Extraction</text:p>
          </table:table-cell>
        </table:table-row>
        <table:table-row table:style-name="TableRow39">
          <table:table-cell table:style-name="TableCell40">
            <text:p text:style-name="P41">IE<text:s/></text:p>
          </table:table-cell>
          <table:table-cell table:style-name="TableCell42">
            <text:p text:style-name="P43">Information Extraction</text:p>
          </table:table-cell>
        </table:table-row>
        <table:table-row table:style-name="TableRow44">
          <table:table-cell table:style-name="TableCell45">
            <text:p text:style-name="P46">ML<text:s/></text:p>
          </table:table-cell>
          <table:table-cell table:style-name="TableCell47">
            <text:p text:style-name="P48">Machine Learning</text:p>
          </table:table-cell>
        </table:table-row>
      </table:table>
      <text:p text:style-name="P49"/>
      <text:h text:style-name="P50" text:outline-level="1">Natural Language Processing Domains</text:h>
      <text:p text:style-name="Normal"><text:span text:style-name="T51">A common way of<text:s/></text:span><text:span text:style-name="T52">categorizing</text:span><text:span text:style-name="T53"><text:s/></text:span><text:span text:style-name="T54">Natural</text:span><text:span text:style-name="T55"><text:s/></text:span><text:span text:style-name="T56">Language</text:span><text:span text:style-name="T57"><text:s/></text:span><text:span text:style-name="T58">P</text:span><text:span text:style-name="T59">rocessing techniques is into<text:s/></text:span><text:span text:style-name="T60">Understanding and Generation problems<text:s/></text:span><text:span text:style-name="T61">(Khurana, et al., 2022)</text:span><text:span text:style-name="T62">. This splits the field into those areas that are attempting to improve areas such as classification through a deeper understanding of the components that make up modern language, and those areas that are attempting to generate understandable text outputs based on inputs.<text:s/></text:span></text:p>
      <text:p text:style-name="Normal"><text:span text:style-name="T63">With the<text:s/></text:span><text:span text:style-name="T64">advent</text:span><text:span text:style-name="T65"><text:s/>of L</text:span><text:span text:style-name="T66">LM’s there have been substantial advances on the generation<text:s/></text:span><text:span text:style-name="T67">side of this divide, with these models successfully generating novel text in response to prompts. While there as also been success in using these models for<text:s/></text:span><text:span text:style-name="T68">classification tasks, it does also require time consuming fine-tuning work<text:s/></text:span><text:span text:style-name="T69">(Chae &amp; Davidson, 2023)</text:span><text:span text:style-name="T70">, and presents difficulties in terms of proprietary data or data protection.</text:span></text:p>
      <text:p text:style-name="P71">Therefore there remains a need for more traditional Understanding techniques.</text:p>
      <text:h text:style-name="P72" text:outline-level="2">Entity Relationship<text:s/>Extraction</text:h>
      <text:p text:style-name="Normal"><text:span text:style-name="T73">Entity Relationship Extraction describes a number of processes and techniques designed to extract and determine the semantic relationship between two specific entities or features of a sentence<text:s/></text:span><text:span text:style-name="T74">(Qin, et al., 2021)</text:span><text:span text:style-name="T75">. This represents a<text:s/></text:span><text:span text:style-name="T76">particularly</text:span><text:span text:style-name="T77"><text:s/>challenging area of Information Extraction</text:span><text:span text:style-name="T78"><text:s/>(IE)</text:span><text:span text:style-name="T79"><text:s/>due to the fact that the semantics that link different entities within a sentence can be expressed in a large<text:s/></text:span><text:span text:style-name="T80">variety</text:span><text:span text:style-name="T81"><text:s/>of ways, and a single sentence can contain a number<text:s/></text:span><text:span text:style-name="T82">of these relationships within it.</text:span></text:p>
      <text:p text:style-name="P83">Due to how common approaches to how to conduct information extraction <text:s/>on documents preprocess information to facilitate them being ingested into a model, it is very easy to lose important semantic<text:s/><text:soft-page-break/>information within<text:s/>sentences that greatly impedes the ability to perform Relational Extraction (RE).</text:p>
      <text:p text:style-name="Normal"><text:span text:style-name="T84">RE is particularly important in the context of NLP both due to its capacity to support other NLP applications, such a question answering,<text:s/></text:span><text:span text:style-name="T85">NLP understanding and knowledge graph construction. It also on its own, can prove a valuable tool for helping search large document databases, with practical applications such as compliance in the financial sector seeming particularly promising<text:s/></text:span><text:span text:style-name="T86">(Jabbari, et al., 2020)</text:span><text:span text:style-name="T87">.</text:span></text:p>
      <text:p text:style-name="Normal"><text:span text:style-name="T88">Named Entity Recognition (NER) is a commonly used task of RE, where specific named entities are encoded so they can be identified and the relationship between those entities and other features can easily be identified.<text:s/></text:span><text:span text:style-name="T89"><text:s/></text:span><text:span text:style-name="T90">Typically, NER and RE tasks were preformed by the same model,<text:s/></text:span><text:span text:style-name="T91">though more recent research shows that there are benefits to simply pipelining these two tasks, preforming NER then RE tasks sequentially, improving the overall accuracy of the models<text:s/></text:span><text:span text:style-name="T92">(Zhong &amp; Chen, 2021)</text:span><text:span text:style-name="T93">.</text:span></text:p>
      <text:p text:style-name="P94">RE and NER both can prove exceptionally useful in generating features to embed into further NLP models, giving more depth to those tasks.</text:p>
      <text:h text:style-name="P95" text:outline-level="2">Text Mining</text:h>
      <text:p text:style-name="Normal"><text:span text:style-name="T96">Text Mining Describes a wide range of techniques and methods for extracting “</text:span><text:span text:style-name="T97">information and patterns that are implicit, previously unknown, and potentially valuable in an automatic or semi-automatic manner from immense unstructured textual data</text:span><text:span text:style-name="T98">”,<text:s/></text:span><text:span text:style-name="T99">(Hossein , et al., 2024)</text:span><text:span text:style-name="T100">. There are broadly two forms of text-mining that are in use today, supervised and unsupervised.<text:s/></text:span></text:p>
      <text:p text:style-name="P101">Supervised<text:s/>approaches are used when there is an existing set of observed data that can be used to train a model for classification and prediction tasks, allowing for very large amounts of data to be<text:s/>ingested and mined by the model. By contrast,<text:s/>unsupervised<text:s/>models ingest data use the features of the data to try and extract information from them.<text:s/></text:p>
      <text:p text:style-name="Normal"><text:span text:style-name="T102">Despite the very large amounts of textual data being produced every day, there are substantial challenges in mining it effectively for insights or information. A key issue that as emerged is that in specialist fields, there are many cases where certain words or phrases not in common usage are used, of which there may not be sufficient examples of in order to train on. Equally, in certain fields words or phrases that are in common usage take on entirely different meanings within the context of that field. For example, in efforts to mine the opinions of politicians and political parties, it has been found that the context of the words, particularly nouns is vital<text:s/></text:span><text:span text:style-name="T103">(Yu , et al., 2008)</text:span><text:span text:style-name="T104">.</text:span></text:p>
      <text:p text:style-name="Normal"><text:span text:style-name="T105">Typically, depending on the task in question, certain additional features are used to enhance the output of the mining process</text:span><text:span text:style-name="T106">.<text:s/></text:span><text:span text:style-name="T107">In the case of mailing lists, these could include thread size, email length and text quality (however one may choose to define that)<text:s/></text:span><text:span text:style-name="T108">(Croft, et al., 2009)</text:span><text:span text:style-name="T109">.</text:span></text:p>
      <text:h text:style-name="P110" text:outline-level="2">Classification</text:h>
      <text:p text:style-name="Normal"><text:span text:style-name="T111">Text Classification is perhaps the most classic of the NLP<text:s/></text:span><text:span text:style-name="T112">techniques</text:span><text:span text:style-name="T113">, aiming to apply labels to textual data by interpreting the features of that data. The most commonly<text:s/></text:span><text:span text:style-name="T114">recognized</text:span><text:span text:style-name="T115"><text:s/>use of this technique is that of Spam<text:s/></text:span><text:span text:style-name="T116">filters</text:span><text:span text:style-name="T117">, that attempt</text:span><text:span text:style-name="T118"><text:s/>to distinguish between legit emails sent to users and those that are simply scams or otherwise unwanted mass disseminated emails</text:span><text:span text:style-name="T119"><text:s/></text:span><text:span text:style-name="T120">(AbdulNabi &amp; Yassen, 2021)</text:span><text:span text:style-name="T121">.</text:span></text:p>
      <text:p text:style-name="P122">…………………………..</text:p>
      <text:p text:style-name="P123"/>
      <text:h text:style-name="P124" text:outline-level="1">Big Data Approaches</text:h>
      <text:p text:style-name="P125">-Pyspark</text:p>
      <text:soft-page-break/>
      <text:p text:style-name="P126">- Streaming</text:p>
      <text:h text:style-name="P127" text:outline-level="1">Application of Big Data Approaches to Text Classification</text:h>
      <text:p text:style-name="P128">In order to properly handle large datasets (taken to mean a large number of rows or columns in this case) we need to adopt specific approaches in order to overcome the limitations imposed on us by our local machines. A number of tools exist to distribute our workloads across a number of nodes to make this kind of work possible.</text:p>
      <text:p text:style-name="P129">In this example, we will be using PySpark for our distributed work, and then PyTorch for the final creation of our model.</text:p>
      <text:p text:style-name="P130"/>
      <text:h text:style-name="P131" text:outline-level="2">Preprocessing</text:h>
      <text:p text:style-name="P132">Text data cannot itself be directly passed into any model. It must undergo<text:s/>substantial<text:s/>pre-processing in order to be converted into the correct format for any model, by it a linear, support vector machine, random forest or a neural network to interpret.</text:p>
      <text:p text:style-name="Normal"><text:span text:style-name="T133">This process is known as<text:s/></text:span><text:span text:style-name="T134">Vectorization</text:span><text:span text:style-name="T135">, and can be computationally heavy depending on the exact methodology chosen.</text:span></text:p>
      <text:p text:style-name="Normal"><text:span text:style-name="T136">Before we can Vectorize our data though, we need to reduce the noise present it in. In typical speech or writing patterns, a large number of the words</text:span><text:span text:style-name="T137"><text:s/>we use are not in fact needed for a machine to begin to interpret and undstand text. These are called<text:s/></text:span><text:span text:style-name="T138">stop words<text:s/></text:span><text:span text:style-name="T139">and leaving them in our dataset can dramatically increase the size of our data and negatively affect our singal to noise ratio. Therefore an early step we understate is to remove them from our data.</text:span></text:p>
      <text:p text:style-name="P140">Additionally, many words and morphed and transformed to convey different pieces of information, such as tense, if a word is an<text:s/>action or a noun etc. Through a process of elimination and stemming, we can simply words to their roots, therefore reducing the total number of unique words in our dataset, without dramatically altering the meaning of the text.</text:p>
      <text:p text:style-name="P141">In our case, we asbaigea</text:p>
      <text:p text:style-name="P142">Then use used a Inverse Document Frequency vectorizer to take the pre-processed words and<text:s/></text:p>
      <text:h text:style-name="P143" text:outline-level="2">Feature Creation</text:h>
      <text:p text:style-name="P144">While pre-processed text data alone can be a powerful tool, very often it is necessary to create other features from the data in order to provide additional context for the model, and improve accuracy.</text:p>
      <text:p text:style-name="P145">A common example of this is to measure the<text:s/>length<text:s/>of the text being processed, as it can often have a bearing on what class that text can belong to.</text:p>
      <text:p text:style-name="P146">In more complex datasets, preforming some form of NER to<text:s/>additional features that determine are certain entities mentioned in the datasets to help highlight their importance can be useful.</text:p>
      <text:p text:style-name="P147">Furthermore, with certain datasets, additional metadata can exist such as author, receiver, <text:s/>date published etc. all of which could, depending on the context prove useful in improving classification accuracy.<text:s/></text:p>
      <text:p text:style-name="P148">In our example, we simply created an additional feature for the length of the text and added it to the model for classification.<text:s/></text:p>
      <text:h text:style-name="P149" text:outline-level="2">Model Creation</text:h>
      <text:list text:style-name="LFO1" text:continue-numbering="true">
        <text:list-item>
          <text:p text:style-name="P150">Model creation when working with big datasets</text:p>
        </text:list-item>
      </text:list>
      <text:h text:style-name="P151" text:outline-level="2">Challenges</text:h>
      <text:list text:style-name="LFO1" text:continue-numbering="true">
        <text:list-item>
          <text:p text:style-name="P152">Data size</text:p>
        </text:list-item>
        <text:list-item>
          <text:p text:style-name="P153">Text size</text:p>
        </text:list-item>
        <text:list-item>
          <text:p text:style-name="P154">Compute time</text:p>
        </text:list-item>
        <text:list-item>
          <text:p text:style-name="P155"/>
        </text:list-item>
      </text:list>
      <text:h text:style-name="P156" text:outline-level="1">Conclusions</text:h>
      <text:p text:style-name="P157"/>
      <text:h text:style-name="Heading1" text:outline-level="1">References</text:h>
      <text:p text:style-name="Bibliography">AbdulNabi, I. &amp; Yassen, Q., 2021. Spam Email Detection Using Deep Learning Techniques.<text:s/><text:span text:style-name="T158">Procedia Computer Science,<text:s/></text:span>Volume 184, pp. 853-858.</text:p>
      <text:p text:style-name="Bibliography">Chae, Y. &amp; Davidson, T., 2023.<text:s/><text:span text:style-name="T159">LARGE LANGUAGE MODELS FOR TEXT CLASSIFICATION: FROM ZERO-SHOT LEARNING TO FINE-TUNING.<text:s/></text:span>s.l.:s.n.</text:p>
      <text:p text:style-name="Bibliography">Croft, B. et al., 2009.<text:s/><text:span text:style-name="T160">Advances in Information Retrieval: 31th European Conference on IR Research, ECIR 2009, Toulouse, France, April 6-9, 2009. Proceedings.<text:s/></text:span>Tolouse, Springer-Verlag Berlin Heidelberg.</text:p>
      <text:p text:style-name="Bibliography">Hossein , H. et al., 2024. Text Mining in Big Data Analytics.<text:s/><text:span text:style-name="T161">Big Data And Cognitive Computing,<text:s/></text:span>4(1)( Knowledge Modelling and Learning through Cognitive Networks), p. 1.</text:p>
      <text:p text:style-name="Bibliography">Jabbari, A., Sauvage, O., Zeine, H. &amp; Chergui, H., 2020.<text:s/><text:span text:style-name="T162">A French Corpus and Annotation Schema for Named Entity Recognition and Relation Extraction of Financial News.<text:s/></text:span>Marseille, France, European Language Resources Association, p. 2293–2299.</text:p>
      <text:p text:style-name="Bibliography">Khurana, D., Koli, A., Khatter, K. &amp; Singh, S., 2022. Natural language processing: state of the art, current trends and challenges.<text:s/><text:span text:style-name="T163">Multimedia Tools and Applications,<text:s/></text:span>Volume Volume 82, pp. 3713-3744.</text:p>
      <text:p text:style-name="Bibliography">Qin, Y. et al., 2021. Entity Relation Extraction Based on Entity Indicators.<text:s/><text:span text:style-name="T164">Symmetry,<text:s/></text:span>Issue 13(4), p. 539.</text:p>
      <text:p text:style-name="Bibliography">Yu , B., Kaufmann, S. &amp; Diermeier, D., 2008. Classifying Party Affiliation from Political<text:s/>Speech.<text:s/><text:span text:style-name="T165">Journal of Information Technology &amp; Politics,<text:s/></text:span>5(1), pp. 33-48.</text:p>
      <text:p text:style-name="Bibliography">Zhong, Z. &amp; Chen, D., 2021.<text:s/><text:span text:style-name="T166">A Frustratingly Easy Approach for Entity and Relation Extraction.<text:s/></text:span>Online, Association for Computational Linguistics.</text:p>
      <text:p text:style-name="Normal"/>
      <text:p text:style-name="P1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5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aron Bowman</meta:initial-creator>
    <dc:creator>Aaron Bowman</dc:creator>
    <meta:creation-date>2024-04-06T12:13:00Z</meta:creation-date>
    <dc:date>2024-04-06T23:59:00Z</dc:date>
    <meta:template xlink:href="Normal" xlink:type="simple"/>
    <meta:editing-cycles>4</meta:editing-cycles>
    <meta:editing-duration>PT0S</meta:editing-duration>
    <meta:document-statistic meta:page-count="4" meta:paragraph-count="21" meta:word-count="1590" meta:character-count="10635" meta:row-count="75" meta:non-whitespace-character-count="9066"/>
  </office:meta>
</office:document-meta>
</file>